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" style:family="paragraph">
      <loext:graphic-properties draw:fill="none" draw:fill-color="#729fcf"/>
    </style:style>
    <style:style style:name="P6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dash" draw:stroke-dash="Long_20_Dot" svg:stroke-color="#000000" draw:fill="none" draw:fill-color="#ffffff" draw:textarea-vertical-align="middle" fo:min-height="0.688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fill="none" draw:fill-color="#729fcf" draw:textarea-horizontal-align="justify" draw:textarea-vertical-align="middle" draw:auto-grow-height="false" fo:min-height="0.794cm" fo:min-width="1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none" draw:textarea-horizontal-align="justify" draw:textarea-vertical-align="middle" draw:auto-grow-height="false" fo:min-height="2.699cm" fo:min-width="1.9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24" draw:name="Shape3_5" draw:style-name="gr12" draw:text-style-name="P4" svg:width="0.9cm" svg:height="0.689cm" svg:x="13.346cm" svg:y="1.309cm"><draw:text-box><text:p text:style-name="P3"><text:span text:style-name="T1">001</text:span></text:p></draw:text-box></draw:frame><draw:frame text:anchor-type="paragraph" draw:z-index="25" draw:name="Shape3_6" draw:style-name="gr11" draw:text-style-name="P4" svg:width="0.9cm" svg:height="0.689cm" svg:x="13.293cm" svg:y="4.987cm"><draw:text-box><text:p text:style-name="P3"><text:span text:style-name="T1">002</text:span></text:p></draw:text-box></draw:frame><draw:frame text:anchor-type="paragraph" draw:z-index="26" draw:name="Shape3_7" draw:style-name="gr10" draw:text-style-name="P4" svg:width="0.9cm" svg:height="0.689cm" svg:x="13.293cm" svg:y="8.717cm"><draw:text-box><text:p text:style-name="P3"><text:span text:style-name="T1">003</text:span></text:p></draw:text-box></draw:frame><draw:frame text:anchor-type="paragraph" draw:z-index="27" draw:name="Shape3_8" draw:style-name="gr9" draw:text-style-name="P4" svg:width="0.9cm" svg:height="0.689cm" svg:x="13.319cm" svg:y="12.607cm"><draw:text-box><text:p text:style-name="P3"><text:span text:style-name="T1">004</text:span></text:p></draw:text-box></draw:frame><draw:frame text:anchor-type="paragraph" draw:z-index="28" draw:name="Shape3_9" draw:style-name="gr8" draw:text-style-name="P4" svg:width="0.9cm" svg:height="0.689cm" svg:x="13.399cm" svg:y="16.231cm"><draw:text-box><text:p text:style-name="P3"><text:span text:style-name="T1">005</text:span></text:p></draw:text-box></draw:frame><draw:frame text:anchor-type="paragraph" draw:z-index="29" draw:name="Shape3_10" draw:style-name="gr7" draw:text-style-name="P4" svg:width="0.9cm" svg:height="0.689cm" svg:x="13.187cm" svg:y="3.664cm"><draw:text-box><text:p text:style-name="P3"><text:span text:style-name="T1">003</text:span></text:p></draw:text-box></draw:frame><draw:frame text:anchor-type="paragraph" draw:z-index="30" draw:name="Shape3_11" draw:style-name="gr6" draw:text-style-name="P4" svg:width="0.9cm" svg:height="0.689cm" svg:x="13.187cm" svg:y="7.368cm"><draw:text-box><text:p text:style-name="P3"><text:span text:style-name="T1">001</text:span></text:p></draw:text-box></draw:frame><draw:frame text:anchor-type="paragraph" draw:z-index="31" draw:name="Shape3_12" draw:style-name="gr5" draw:text-style-name="P4" svg:width="0.9cm" svg:height="0.689cm" svg:x="13.213cm" svg:y="11.098cm"><draw:text-box><text:p text:style-name="P3"><text:span text:style-name="T1">004</text:span></text:p></draw:text-box></draw:frame><draw:frame text:anchor-type="paragraph" draw:z-index="32" draw:name="Shape3_13" draw:style-name="gr4" draw:text-style-name="P4" svg:width="0.9cm" svg:height="0.689cm" svg:x="13.266cm" svg:y="14.855cm"><draw:text-box><text:p text:style-name="P3"><text:span text:style-name="T1">005</text:span></text:p></draw:text-box></draw:frame><draw:frame text:anchor-type="paragraph" draw:z-index="33" draw:name="Shape3_14" draw:style-name="gr3" draw:text-style-name="P4" svg:width="0.9cm" svg:height="0.689cm" svg:x="13.451cm" svg:y="18.48cm"><draw:text-box><text:p text:style-name="P3"><text:span text:style-name="T1">NUL</text:span></text:p></draw:text-box></draw:frame><draw:custom-shape text:anchor-type="paragraph" draw:z-index="0" draw:name="Shape1" draw:style-name="gr15" draw:text-style-name="P6" svg:width="1.959cm" svg:height="2.7cm" svg:x="12.684cm" svg:y="1.997cm"><text:p/><draw:enhanced-geometry svg:viewBox="0 0 21600 21600" draw:type="rectangle" draw:enhanced-path="M 0 0 L 21600 0 21600 21600 0 21600 0 0 Z N"/></draw:custom-shape><draw:custom-shape text:anchor-type="paragraph" draw:z-index="1" draw:name="Shape2" draw:style-name="gr14" draw:text-style-name="P5" svg:width="1.297cm" svg:height="0.795cm" svg:x="13.002cm" svg:y="3.558cm"><text:p/><draw:enhanced-geometry svg:viewBox="0 0 21600 21600" draw:type="rectangle" draw:enhanced-path="M 0 0 L 21600 0 21600 21600 0 21600 0 0 Z N"/></draw:custom-shape><draw:custom-shape text:anchor-type="paragraph" draw:z-index="2" draw:name="Shape2_0" draw:style-name="gr14" draw:text-style-name="P5" svg:width="1.297cm" svg:height="0.795cm" svg:x="13.002cm" svg:y="2.235cm"><text:p/><draw:enhanced-geometry svg:viewBox="0 0 21600 21600" draw:type="rectangle" draw:enhanced-path="M 0 0 L 21600 0 21600 21600 0 21600 0 0 Z N"/></draw:custom-shape><draw:custom-shape text:anchor-type="paragraph" draw:z-index="3" draw:name="Shape1_0" draw:style-name="gr15" draw:text-style-name="P6" svg:width="1.959cm" svg:height="2.7cm" svg:x="12.79cm" svg:y="13.294cm"><text:p/><draw:enhanced-geometry svg:viewBox="0 0 21600 21600" draw:type="rectangle" draw:enhanced-path="M 0 0 L 21600 0 21600 21600 0 21600 0 0 Z N"/></draw:custom-shape><draw:custom-shape text:anchor-type="paragraph" draw:z-index="4" draw:name="Shape2_1" draw:style-name="gr14" draw:text-style-name="P5" svg:width="1.297cm" svg:height="0.795cm" svg:x="13.107cm" svg:y="14.855cm"><text:p/><draw:enhanced-geometry svg:viewBox="0 0 21600 21600" draw:type="rectangle" draw:enhanced-path="M 0 0 L 21600 0 21600 21600 0 21600 0 0 Z N"/></draw:custom-shape><draw:custom-shape text:anchor-type="paragraph" draw:z-index="5" draw:name="Shape2_2" draw:style-name="gr14" draw:text-style-name="P5" svg:width="1.297cm" svg:height="0.795cm" svg:x="13.107cm" svg:y="13.533cm"><text:p/><draw:enhanced-geometry svg:viewBox="0 0 21600 21600" draw:type="rectangle" draw:enhanced-path="M 0 0 L 21600 0 21600 21600 0 21600 0 0 Z N"/></draw:custom-shape><draw:custom-shape text:anchor-type="paragraph" draw:z-index="6" draw:name="Shape1_1" draw:style-name="gr15" draw:text-style-name="P6" svg:width="1.959cm" svg:height="2.7cm" svg:x="12.764cm" svg:y="9.53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2_3" draw:style-name="gr14" draw:text-style-name="P5" svg:width="1.297cm" svg:height="0.795cm" svg:x="13.081cm" svg:y="11.098cm"><text:p/><draw:enhanced-geometry svg:viewBox="0 0 21600 21600" draw:type="rectangle" draw:enhanced-path="M 0 0 L 21600 0 21600 21600 0 21600 0 0 Z N"/></draw:custom-shape><draw:custom-shape text:anchor-type="paragraph" draw:z-index="8" draw:name="Shape2_4" draw:style-name="gr14" draw:text-style-name="P5" svg:width="1.297cm" svg:height="0.795cm" svg:x="13.081cm" svg:y="9.775cm"><text:p/><draw:enhanced-geometry svg:viewBox="0 0 21600 21600" draw:type="rectangle" draw:enhanced-path="M 0 0 L 21600 0 21600 21600 0 21600 0 0 Z N"/></draw:custom-shape><draw:custom-shape text:anchor-type="paragraph" draw:z-index="9" draw:name="Shape1_2" draw:style-name="gr15" draw:text-style-name="P6" svg:width="1.959cm" svg:height="2.7cm" svg:x="12.684cm" svg:y="5.807cm"><text:p/><draw:enhanced-geometry svg:viewBox="0 0 21600 21600" draw:type="rectangle" draw:enhanced-path="M 0 0 L 21600 0 21600 21600 0 21600 0 0 Z N"/></draw:custom-shape><draw:custom-shape text:anchor-type="paragraph" draw:z-index="10" draw:name="Shape2_5" draw:style-name="gr14" draw:text-style-name="P5" svg:width="1.297cm" svg:height="0.795cm" svg:x="13.002cm" svg:y="7.368cm"><text:p/><draw:enhanced-geometry svg:viewBox="0 0 21600 21600" draw:type="rectangle" draw:enhanced-path="M 0 0 L 21600 0 21600 21600 0 21600 0 0 Z N"/></draw:custom-shape><draw:custom-shape text:anchor-type="paragraph" draw:z-index="11" draw:name="Shape2_6" draw:style-name="gr14" draw:text-style-name="P5" svg:width="1.297cm" svg:height="0.795cm" svg:x="13.002cm" svg:y="6.045cm"><text:p/><draw:enhanced-geometry svg:viewBox="0 0 21600 21600" draw:type="rectangle" draw:enhanced-path="M 0 0 L 21600 0 21600 21600 0 21600 0 0 Z N"/></draw:custom-shape><draw:frame text:anchor-type="paragraph" draw:z-index="12" draw:name="Shape3" draw:style-name="gr13" draw:text-style-name="P1" svg:width="0.9cm" svg:height="0.689cm" svg:x="13.399cm" svg:y="2.341cm"><draw:text-box><text:p>45</text:p></draw:text-box></draw:frame><draw:frame text:anchor-type="paragraph" draw:z-index="13" draw:name="Shape3_0" draw:style-name="gr13" draw:text-style-name="P1" svg:width="0.9cm" svg:height="0.689cm" svg:x="13.399cm" svg:y="6.151cm"><draw:text-box><text:p>8</text:p></draw:text-box></draw:frame><draw:frame text:anchor-type="paragraph" draw:z-index="14" draw:name="Shape3_1" draw:style-name="gr13" draw:text-style-name="P1" svg:width="0.9cm" svg:height="0.689cm" svg:x="13.346cm" svg:y="9.775cm"><draw:text-box><text:p>34</text:p></draw:text-box></draw:frame><draw:frame text:anchor-type="paragraph" draw:z-index="15" draw:name="Shape3_2" draw:style-name="gr13" draw:text-style-name="P1" svg:width="0.9cm" svg:height="0.689cm" svg:x="13.504cm" svg:y="13.638cm"><draw:text-box><text:p>5</text:p></draw:text-box></draw:frame><draw:custom-shape text:anchor-type="paragraph" draw:z-index="16" draw:name="Shape1_3" draw:style-name="gr15" draw:text-style-name="P6" svg:width="1.959cm" svg:height="2.7cm" svg:x="12.79cm" svg:y="13.294cm"><text:p/><draw:enhanced-geometry svg:viewBox="0 0 21600 21600" draw:type="rectangle" draw:enhanced-path="M 0 0 L 21600 0 21600 21600 0 21600 0 0 Z N"/></draw:custom-shape><draw:custom-shape text:anchor-type="paragraph" draw:z-index="17" draw:name="Shape2_7" draw:style-name="gr14" draw:text-style-name="P5" svg:width="1.297cm" svg:height="0.795cm" svg:x="13.107cm" svg:y="14.855cm"><text:p/><draw:enhanced-geometry svg:viewBox="0 0 21600 21600" draw:type="rectangle" draw:enhanced-path="M 0 0 L 21600 0 21600 21600 0 21600 0 0 Z N"/></draw:custom-shape><draw:custom-shape text:anchor-type="paragraph" draw:z-index="18" draw:name="Shape2_8" draw:style-name="gr14" draw:text-style-name="P5" svg:width="1.297cm" svg:height="0.795cm" svg:x="13.107cm" svg:y="13.533cm"><text:p/><draw:enhanced-geometry svg:viewBox="0 0 21600 21600" draw:type="rectangle" draw:enhanced-path="M 0 0 L 21600 0 21600 21600 0 21600 0 0 Z N"/></draw:custom-shape><draw:frame text:anchor-type="paragraph" draw:z-index="19" draw:name="Shape3_3" draw:style-name="gr13" draw:text-style-name="P1" svg:width="0.9cm" svg:height="0.689cm" svg:x="13.504cm" svg:y="13.638cm"><draw:text-box><text:p>5</text:p></draw:text-box></draw:frame><draw:custom-shape text:anchor-type="paragraph" draw:z-index="20" draw:name="Shape1_4" draw:style-name="gr15" draw:text-style-name="P6" svg:width="1.959cm" svg:height="2.7cm" svg:x="12.949cm" svg:y="16.919cm"><text:p/><draw:enhanced-geometry svg:viewBox="0 0 21600 21600" draw:type="rectangle" draw:enhanced-path="M 0 0 L 21600 0 21600 21600 0 21600 0 0 Z N"/></draw:custom-shape><draw:custom-shape text:anchor-type="paragraph" draw:z-index="21" draw:name="Shape2_9" draw:style-name="gr14" draw:text-style-name="P5" svg:width="1.297cm" svg:height="0.795cm" svg:x="13.266cm" svg:y="18.48cm"><text:p/><draw:enhanced-geometry svg:viewBox="0 0 21600 21600" draw:type="rectangle" draw:enhanced-path="M 0 0 L 21600 0 21600 21600 0 21600 0 0 Z N"/></draw:custom-shape><draw:custom-shape text:anchor-type="paragraph" draw:z-index="22" draw:name="Shape2_10" draw:style-name="gr14" draw:text-style-name="P5" svg:width="1.297cm" svg:height="0.795cm" svg:x="13.266cm" svg:y="17.157cm"><text:p/><draw:enhanced-geometry svg:viewBox="0 0 21600 21600" draw:type="rectangle" draw:enhanced-path="M 0 0 L 21600 0 21600 21600 0 21600 0 0 Z N"/></draw:custom-shape><draw:frame text:anchor-type="paragraph" draw:z-index="23" draw:name="Shape3_4" draw:style-name="gr13" draw:text-style-name="P1" svg:width="0.9cm" svg:height="0.689cm" svg:x="13.663cm" svg:y="17.263cm"><draw:text-box><text:p>9</text:p></draw:text-box></draw:frame><draw:line text:anchor-type="paragraph" draw:z-index="34" draw:name="Shape4" draw:style-name="gr2" draw:text-style-name="P2" svg:x1="2.286cm" svg:y1="4.695cm" svg:x2="12.869cm" svg:y2="5.489cm"><text:p text:style-name="P2">HeadRef</text:p></draw:line><draw:line text:anchor-type="paragraph" draw:z-index="35" draw:name="Shape4_1" draw:style-name="gr2" draw:text-style-name="P2" svg:x1="2.286cm" svg:y1="0.727cm" svg:x2="12.869cm" svg:y2="1.521cm"><text:p text:style-name="P2">MinRef</text:p></draw:line><draw:frame text:anchor-type="paragraph" draw:z-index="36" draw:name="Shape5" draw:style-name="gr1" draw:text-style-name="P1" svg:width="2.461cm" svg:height="0.795cm" svg:x="0.725cm" svg:y="6.071cm"><draw:text-box><text:p>TMP: 002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9T21:21:08.156188038</meta:creation-date>
    <dc:date>2022-03-09T22:14:12.177054283</dc:date>
    <meta:editing-duration>PT12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